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b274" draw:textarea-horizontal-align="justify" draw:textarea-vertical-align="top" draw:auto-grow-height="false" fo:min-height="0.819cm" fo:min-width="1.09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87d1d1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1" style:family="paragraph">
      <style:paragraph-properties fo:text-align="center"/>
    </style:style>
    <style:style style:name="P2" style:family="paragraph">
      <loext:graphic-properties draw:fill-color="#00b274"/>
      <style:paragraph-properties fo:text-align="center"/>
      <style:text-properties style:text-underline-style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7d1d1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ce181e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color="#ce181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91cm" svg:height="1.069cm" svg:x="3.926cm" svg:y="3.203cm">
          <text:p text:style-name="P1"><text:span text:style-name="T1">x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.591cm" svg:height="1.069cm" svg:x="6.726cm" svg:y="3.203cm">
          <text:p text:style-name="P1"><text:span text:style-name="T1">x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1.591cm" svg:height="1.069cm" svg:x="3.926cm" svg:y="6.103cm">
          <text:p text:style-name="P1"><text:span text:style-name="T1">y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1.591cm" svg:height="1.069cm" svg:x="6.726cm" svg:y="6.103cm">
          <text:p text:style-name="P1"><text:span text:style-name="T1">y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1.591cm" svg:height="1.069cm" svg:x="2.026cm" svg:y="9.203cm">
          <text:p text:style-name="P1"><text:span text:style-name="T1">Q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1.591cm" svg:height="1.069cm" svg:x="5.226cm" svg:y="9.203cm">
          <text:p text:style-name="P1"><text:span text:style-name="T1">Q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1.591cm" svg:height="1.069cm" svg:x="8.226cm" svg:y="9.203cm">
          <text:p text:style-name="P1"><text:span text:style-name="T1">Q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1.591cm" svg:height="1.069cm" svg:x="3.926cm" svg:y="12.703cm">
          <text:p text:style-name="P1"><text:span text:style-name="T1">z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1.591cm" svg:height="1.069cm" svg:x="6.726cm" svg:y="12.703cm">
          <text:p text:style-name="P1"><text:span text:style-name="T1">z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4.722cm" svg:y1="4.272cm" svg:x2="4.722cm" svg:y2="6.103cm" draw:start-shape="id1" draw:start-glue-point="6" draw:end-shape="id2" draw:end-glue-point="4" svg:d="M4722 4272v1831" svg:viewBox="0 0 1 1832">
          <text:p/>
        </draw:connector>
        <draw:connector draw:style-name="gr2" draw:text-style-name="P3" draw:layer="layout" draw:type="line" svg:x1="4.722cm" svg:y1="4.272cm" svg:x2="7.522cm" svg:y2="6.103cm" draw:start-shape="id1" draw:start-glue-point="6" draw:end-shape="id3" draw:end-glue-point="4" svg:d="M4722 4272l2800 1831" svg:viewBox="0 0 2801 1832">
          <text:p/>
        </draw:connector>
        <draw:connector draw:style-name="gr2" draw:text-style-name="P3" draw:layer="layout" draw:type="line" svg:x1="7.522cm" svg:y1="4.272cm" svg:x2="4.722cm" svg:y2="6.103cm" draw:start-shape="id4" draw:start-glue-point="6" draw:end-shape="id2" draw:end-glue-point="4" svg:d="M7522 4272l-2800 1831" svg:viewBox="0 0 2801 1832">
          <text:p/>
        </draw:connector>
        <draw:connector draw:style-name="gr2" draw:text-style-name="P3" draw:layer="layout" draw:type="line" svg:x1="7.522cm" svg:y1="4.272cm" svg:x2="7.522cm" svg:y2="6.103cm" draw:start-shape="id4" draw:start-glue-point="6" draw:end-shape="id3" draw:end-glue-point="4" svg:d="M7522 4272v1831" svg:viewBox="0 0 1 1832">
          <text:p/>
        </draw:connector>
        <draw:connector draw:style-name="gr2" draw:text-style-name="P3" draw:layer="layout" draw:type="line" svg:x1="4.722cm" svg:y1="7.172cm" svg:x2="2.822cm" svg:y2="9.203cm" draw:start-shape="id2" draw:start-glue-point="6" draw:end-shape="id5" draw:end-glue-point="4" svg:d="M4722 7172l-1900 2031" svg:viewBox="0 0 1901 2032">
          <text:p/>
        </draw:connector>
        <draw:connector draw:style-name="gr2" draw:text-style-name="P3" draw:layer="layout" draw:type="line" svg:x1="4.722cm" svg:y1="7.172cm" svg:x2="6.022cm" svg:y2="9.203cm" draw:start-shape="id2" draw:start-glue-point="6" draw:end-shape="id6" draw:end-glue-point="4" svg:d="M4722 7172l1300 2031" svg:viewBox="0 0 1301 2032">
          <text:p/>
        </draw:connector>
        <draw:connector draw:style-name="gr2" draw:text-style-name="P3" draw:layer="layout" draw:type="line" svg:x1="4.722cm" svg:y1="7.172cm" svg:x2="9.022cm" svg:y2="9.203cm" draw:start-shape="id2" draw:start-glue-point="6" draw:end-shape="id7" draw:end-glue-point="4" svg:d="M4722 7172l4300 2031" svg:viewBox="0 0 4301 2032">
          <text:p/>
        </draw:connector>
        <draw:connector draw:style-name="gr2" draw:text-style-name="P3" draw:layer="layout" draw:type="line" svg:x1="7.522cm" svg:y1="7.172cm" svg:x2="2.822cm" svg:y2="9.203cm" draw:start-shape="id3" draw:start-glue-point="6" draw:end-shape="id5" draw:end-glue-point="4" svg:d="M7522 7172l-4700 2031" svg:viewBox="0 0 4701 2032">
          <text:p/>
        </draw:connector>
        <draw:connector draw:style-name="gr2" draw:text-style-name="P3" draw:layer="layout" draw:type="line" svg:x1="7.522cm" svg:y1="7.172cm" svg:x2="6.022cm" svg:y2="9.203cm" draw:start-shape="id3" draw:start-glue-point="6" draw:end-shape="id6" draw:end-glue-point="4" svg:d="M7522 7172l-1500 2031" svg:viewBox="0 0 1501 2032">
          <text:p/>
        </draw:connector>
        <draw:connector draw:style-name="gr2" draw:text-style-name="P3" draw:layer="layout" draw:type="line" svg:x1="7.522cm" svg:y1="7.172cm" svg:x2="9.022cm" svg:y2="9.203cm" draw:start-shape="id3" draw:start-glue-point="6" draw:end-shape="id7" draw:end-glue-point="4" svg:d="M7522 7172l1500 2031" svg:viewBox="0 0 1501 2032">
          <text:p/>
        </draw:connector>
        <draw:connector draw:style-name="gr2" draw:text-style-name="P3" draw:layer="layout" draw:type="line" svg:x1="2.822cm" svg:y1="10.272cm" svg:x2="4.722cm" svg:y2="12.703cm" draw:start-shape="id5" draw:start-glue-point="6" draw:end-shape="id8" draw:end-glue-point="4" svg:d="M2822 10272l1900 2431" svg:viewBox="0 0 1901 2432">
          <text:p/>
        </draw:connector>
        <draw:connector draw:style-name="gr2" draw:text-style-name="P3" draw:layer="layout" draw:type="line" svg:x1="2.822cm" svg:y1="10.272cm" svg:x2="7.522cm" svg:y2="12.703cm" draw:start-shape="id5" draw:start-glue-point="6" draw:end-shape="id9" draw:end-glue-point="4" svg:d="M2822 10272l4700 2431" svg:viewBox="0 0 4701 2432">
          <text:p/>
        </draw:connector>
        <draw:connector draw:style-name="gr2" draw:text-style-name="P3" draw:layer="layout" draw:type="line" svg:x1="6.022cm" svg:y1="10.272cm" svg:x2="4.722cm" svg:y2="12.703cm" draw:start-shape="id6" draw:start-glue-point="6" draw:end-shape="id8" draw:end-glue-point="4" svg:d="M6022 10272l-1300 2431" svg:viewBox="0 0 1301 2432">
          <text:p/>
        </draw:connector>
        <draw:connector draw:style-name="gr2" draw:text-style-name="P3" draw:layer="layout" draw:type="line" svg:x1="6.022cm" svg:y1="10.272cm" svg:x2="7.522cm" svg:y2="12.703cm" draw:start-shape="id6" draw:start-glue-point="6" draw:end-shape="id9" draw:end-glue-point="4" svg:d="M6022 10272l1500 2431" svg:viewBox="0 0 1501 2432">
          <text:p/>
        </draw:connector>
        <draw:connector draw:style-name="gr2" draw:text-style-name="P3" draw:layer="layout" draw:type="line" svg:x1="9.022cm" svg:y1="10.272cm" svg:x2="4.722cm" svg:y2="12.703cm" draw:start-shape="id7" draw:start-glue-point="6" draw:end-shape="id8" draw:end-glue-point="4" svg:d="M9022 10272l-4300 2431" svg:viewBox="0 0 4301 2432">
          <text:p/>
        </draw:connector>
        <draw:connector draw:style-name="gr2" draw:text-style-name="P3" draw:layer="layout" draw:type="line" svg:x1="9.022cm" svg:y1="10.272cm" svg:x2="7.522cm" svg:y2="12.703cm" draw:start-shape="id7" draw:start-glue-point="6" draw:end-shape="id9" draw:end-glue-point="4" svg:d="M9022 10272l-1500 2431" svg:viewBox="0 0 1501 2432">
          <text:p/>
        </draw:connector>
        <draw:custom-shape draw:style-name="gr3" draw:text-style-name="P4" xml:id="id10" draw:id="id10" draw:layer="layout" svg:width="0.508cm" svg:height="0.508cm" svg:x="5.988cm" svg:y="1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242cm" svg:y1="2.186cm" svg:x2="4.722cm" svg:y2="3.203cm" draw:start-shape="id10" draw:start-glue-point="8" draw:end-shape="id1" draw:end-glue-point="4" svg:d="M6242 2186l-1520 1017" svg:viewBox="0 0 1521 1018">
          <text:p/>
        </draw:connector>
        <draw:connector draw:style-name="gr2" draw:text-style-name="P3" draw:layer="layout" draw:type="line" svg:x1="6.242cm" svg:y1="2.186cm" svg:x2="7.522cm" svg:y2="3.203cm" draw:start-shape="id10" draw:start-glue-point="8" draw:end-shape="id4" draw:end-glue-point="4" svg:d="M6242 2186l1280 1017" svg:viewBox="0 0 1281 1018">
          <text:p/>
        </draw:connector>
        <draw:custom-shape draw:style-name="gr3" draw:text-style-name="P4" xml:id="id11" draw:id="id11" draw:layer="layout" svg:width="0.508cm" svg:height="0.508cm" svg:x="5.989cm" svg:y="14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22cm" svg:y1="13.772cm" svg:x2="6.243cm" svg:y2="14.879cm" draw:start-shape="id8" draw:start-glue-point="6" draw:end-shape="id11" draw:end-glue-point="4" svg:d="M4722 13772l1521 1107" svg:viewBox="0 0 1522 1108">
          <text:p/>
        </draw:connector>
        <draw:connector draw:style-name="gr2" draw:text-style-name="P3" draw:layer="layout" draw:type="line" svg:x1="7.522cm" svg:y1="13.772cm" svg:x2="6.243cm" svg:y2="14.879cm" draw:start-shape="id9" draw:start-glue-point="6" draw:end-shape="id11" draw:end-glue-point="4" svg:d="M7522 13772l-1279 1107" svg:viewBox="0 0 1280 1108">
          <text:p/>
        </draw:connector>
        <draw:frame draw:style-name="gr4" draw:text-style-name="P6" draw:layer="layout" svg:width="3.556cm" svg:height="0.763cm" svg:x="2.378cm" svg:y="1.535cm">
          <draw:text-box>
            <text:p text:style-name="P5"><text:span text:style-name="T2">root node</text:span></text:p>
          </draw:text-box>
        </draw:frame>
        <draw:frame draw:style-name="gr4" draw:text-style-name="P6" draw:layer="layout" svg:width="3.556cm" svg:height="0.763cm" svg:x="2.378cm" svg:y="14.736cm">
          <draw:text-box>
            <text:p text:style-name="P5"><text:span text:style-name="T2">leaf 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4T11:28:13.108810406</meta:creation-date>
    <dc:date>2021-09-14T11:28:32.149529527</dc:date>
    <meta:editing-duration>PT19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